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4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3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57.618cm" svg:height="20.035cm" svg:x="5.861cm" svg:y="0.107cm">
            <draw:object draw:notify-on-update-of-ranges="Sheet1.A1:Sheet1.A38 Sheet1.B1:Sheet1.B3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022" table:default-cell-style-name="Default"/>
        <table:table-row table:style-name="ro1">
          <table:table-cell office:value-type="string">
            <text:p>2013/May/22 </text:p>
          </table:table-cell>
          <table:table-cell office:value-type="float" office:value="1">
            <text:p>1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string">
            <text:p>2013/June/05 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2013/June/06 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2013/June/10 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2013/June/11 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2013/June/12 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2013/June/13 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 office:value-type="string">
            <text:p>2013/June/14 </text:p>
          </table:table-cell>
          <table:table-cell office:value-type="float" office:value="44">
            <text:p>44</text:p>
          </table:table-cell>
          <table:table-cell table:number-columns-repeated="1021"/>
        </table:table-row>
        <table:table-row table:style-name="ro1">
          <table:table-cell office:value-type="string">
            <text:p>2013/June/15 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string">
            <text:p>2013/June/16 </text:p>
          </table:table-cell>
          <table:table-cell office:value-type="float" office:value="69">
            <text:p>69</text:p>
          </table:table-cell>
          <table:table-cell table:number-columns-repeated="1021"/>
        </table:table-row>
        <table:table-row table:style-name="ro1">
          <table:table-cell office:value-type="string">
            <text:p>2013/June/17 </text:p>
          </table:table-cell>
          <table:table-cell office:value-type="float" office:value="72">
            <text:p>72</text:p>
          </table:table-cell>
          <table:table-cell table:number-columns-repeated="1021"/>
        </table:table-row>
        <table:table-row table:style-name="ro1">
          <table:table-cell office:value-type="string">
            <text:p>2013/June/18 </text:p>
          </table:table-cell>
          <table:table-cell office:value-type="float" office:value="61">
            <text:p>61</text:p>
          </table:table-cell>
          <table:table-cell table:number-columns-repeated="1021"/>
        </table:table-row>
        <table:table-row table:style-name="ro1">
          <table:table-cell office:value-type="string">
            <text:p>2013/June/19 </text:p>
          </table:table-cell>
          <table:table-cell office:value-type="float" office:value="54">
            <text:p>54</text:p>
          </table:table-cell>
          <table:table-cell table:number-columns-repeated="1021"/>
        </table:table-row>
        <table:table-row table:style-name="ro1">
          <table:table-cell office:value-type="string">
            <text:p>2013/June/20 </text:p>
          </table:table-cell>
          <table:table-cell office:value-type="float" office:value="172">
            <text:p>172</text:p>
          </table:table-cell>
          <table:table-cell table:number-columns-repeated="1021"/>
        </table:table-row>
        <table:table-row table:style-name="ro1">
          <table:table-cell office:value-type="string">
            <text:p>2013/June/21 </text:p>
          </table:table-cell>
          <table:table-cell office:value-type="float" office:value="61">
            <text:p>61</text:p>
          </table:table-cell>
          <table:table-cell table:number-columns-repeated="1021"/>
        </table:table-row>
        <table:table-row table:style-name="ro1">
          <table:table-cell office:value-type="string">
            <text:p>2013/June/22 </text:p>
          </table:table-cell>
          <table:table-cell office:value-type="float" office:value="105">
            <text:p>105</text:p>
          </table:table-cell>
          <table:table-cell table:number-columns-repeated="1021"/>
        </table:table-row>
        <table:table-row table:style-name="ro1">
          <table:table-cell office:value-type="string">
            <text:p>2013/June/23 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 office:value-type="string">
            <text:p>2013/June/24 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2013/June/25 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2013/June/26 </text:p>
          </table:table-cell>
          <table:table-cell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string">
            <text:p>2013/June/27 </text:p>
          </table:table-cell>
          <table:table-cell office:value-type="float" office:value="69">
            <text:p>69</text:p>
          </table:table-cell>
          <table:table-cell table:number-columns-repeated="1021"/>
        </table:table-row>
        <table:table-row table:style-name="ro1">
          <table:table-cell office:value-type="string">
            <text:p>2013/June/28 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 office:value-type="string">
            <text:p>2013/June/29 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 office:value-type="string">
            <text:p>2013/June/30 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2">
          <table:table-cell office:value-type="string">
            <text:p>2013/July/10 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2013/July/11 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2">
          <table:table-cell office:value-type="string">
            <text:p>2013/July/15 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2013/July/16 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2">
          <table:table-cell office:value-type="string">
            <text:p>2013/July/17 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2">
          <table:table-cell office:value-type="string">
            <text:p>2013/July/18 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2">
          <table:table-cell office:value-type="string">
            <text:p>2013/July/21 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2">
          <table:table-cell office:value-type="string">
            <text:p>2013/July/22 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2">
          <table:table-cell office:value-type="string">
            <text:p>2013/July/23 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2">
          <table:table-cell office:value-type="string">
            <text:p>2013/July/25 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2013/July/26 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2013/July/27 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2">
          <table:table-cell office:value-type="string">
            <text:p>2013/July/28 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2013/July/30 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formula="of:=SUM([.B1:.B38])" office:value-type="float" office:value="942">
            <text:p>942</text:p>
          </table:table-cell>
          <table:table-cell table:number-columns-repeated="1021"/>
        </table:table-row>
        <table:table-row table:style-name="ro1" table:number-rows-repeated="1048523">
          <table:table-cell table:number-columns-repeated="1023"/>
        </table:table-row>
        <table:table-row table:style-name="ro3" table:number-rows-repeated="13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2" table:style-name="ta1">
        <table:shapes>
          <draw:frame draw:z-index="0" draw:style-name="gr1" svg:width="31.04cm" svg:height="18.515cm" svg:x="5.394cm" svg:y="0.107cm">
            <draw:object draw:notify-on-update-of-ranges="Sheet2.A1:Sheet2.A217 Sheet2.B1:Sheet2.B21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2" table:default-cell-style-name="Default"/>
        <table:table-row table:style-name="ro2">
          <table:table-cell office:value-type="string">
            <text:p>2013/May/22 16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3/June/05 18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3/June/06 14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13/June/10 18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3/June/10 19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3/June/10 20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3/June/11 17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3/June/11 19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3/June/11 20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3/June/12 10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3/June/13 11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13/June/13 12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3/June/13 13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3/June/13 14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3/June/13 15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13/June/13 18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13/June/13 20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3/June/13 21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13/June/13 22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3/June/14 02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3/June/14 10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3/June/14 13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13/June/14 14 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13/June/14 15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013/June/14 16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13/June/14 18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013/June/14 19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13/June/14 21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3/June/15 13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3/June/15 14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3/June/15 15 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13/June/15 16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13/June/15 17 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13/June/15 18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3/June/15 21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3/June/15 22 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13/June/15 23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13/June/16 00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3/June/16 09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13/June/16 10 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13/June/16 12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3/June/16 13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3/June/16 15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13/June/16 16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13/June/16 17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013/June/16 18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13/June/16 19 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3/June/16 20 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3/June/16 21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13/June/16 22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13/June/16 23 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13/June/17 01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013/June/17 10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13/June/17 11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3/June/17 12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13/June/17 13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3/June/17 14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13/June/17 16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13/June/17 17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013/June/17 18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013/June/17 19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13/June/17 20 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13/June/17 21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13/June/17 22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13/June/17 23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3/June/18 12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3/June/18 13 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3/June/18 14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013/June/18 15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013/June/18 16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13/June/18 17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3/June/18 18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3/June/18 19 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13/June/18 20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13/June/18 22 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13/June/18 23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013/June/19 00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13/June/19 01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13/June/19 10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3/June/19 12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13/June/19 13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13/June/19 14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3/June/19 15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13/June/19 16 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13/June/19 17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2013/June/19 18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13/June/19 19 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13/June/19 20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013/June/19 21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13/June/19 22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3/June/19 23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3/June/20 00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3/June/20 01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013/June/20 02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3/June/20 07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3/June/20 09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13/June/20 10 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13/June/20 11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13/June/20 12 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013/June/20 13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13/June/20 14 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13/June/20 15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3/June/20 16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13/June/20 17 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013/June/20 18 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013/June/20 19 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013/June/20 20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2013/June/20 21 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13/June/20 22 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13/June/20 23 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013/June/21 00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13/June/21 01 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3/June/21 10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13/June/21 11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3/June/21 12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13/June/21 13 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13/June/21 14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13/June/21 15 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13/June/21 17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13/June/21 18 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13/June/21 19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13/June/21 20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3/June/21 21 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13/June/22 10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13/June/22 12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13/June/22 15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13/June/22 16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013/June/22 17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2013/June/22 18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13/June/22 19 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013/June/22 20 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3/June/22 21 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3/June/22 22 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13/June/22 23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13/June/23 11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13/June/23 13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13/June/23 14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13/June/23 15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3/June/23 16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3/June/23 17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13/June/23 18 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13/June/23 19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13/June/23 20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3/June/23 22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3/June/24 12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3/June/24 20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13/June/25 12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3/June/25 19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3/June/26 11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013/June/26 13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3/June/26 14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3/June/26 16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013/June/26 17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013/June/26 18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013/June/26 19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13/June/26 20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13/June/26 21 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13/June/26 22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13/June/26 23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13/June/27 11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13/June/27 13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13/June/27 14 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13/June/27 15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13/June/27 16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13/June/27 17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13/June/27 18 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3/June/27 19 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3/June/27 20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13/June/28 13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3/June/28 14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3/June/28 19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13/June/28 20 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13/June/29 13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3/June/29 15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3/June/29 16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13/June/29 18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3/June/29 19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3/June/30 12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13/June/30 13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13/June/30 14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13/June/30 15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13/June/30 16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13/June/30 17 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13/June/30 18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13/June/30 19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3/June/30 20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2013/June/30 21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13/June/30 22 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13/June/30 23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013/July/10 15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013/July/11 10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013/July/11 17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013/July/15 17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013/July/16 14 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2013/July/16 16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013/July/16 17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013/July/17 13 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2013/July/17 16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013/July/17 17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013/July/17 18 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2013/July/18 12 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2013/July/21 12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2013/July/21 13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013/July/21 15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2013/July/22 13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013/July/22 18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2013/July/22 19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2013/July/22 20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013/July/22 21 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2013/July/22 22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2013/July/23 11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2013/July/25 13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013/July/26 20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013/July/27 15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013/July/27 17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013/July/28 19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013/July/30 11 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formula="of:=SUM([.B1:.B217])" office:value-type="float" office:value="942">
            <text:p>942</text:p>
          </table:table-cell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2:Sheet1.B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Moreira</meta:initial-creator>
    <meta:creation-date>2014-09-24T15:37:20</meta:creation-date>
    <dc:date>2014-09-24T16:04:49</dc:date>
    <dc:creator>Leonardo Moreira</dc:creator>
    <meta:editing-duration>PT12M19S</meta:editing-duration>
    <meta:editing-cycles>1</meta:editing-cycles>
    <meta:document-statistic meta:table-count="3" meta:cell-count="512" meta:object-count="2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3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7.619cm" svg:height="20.036cm" xlink:href=".." xlink:type="simple" chart:class="chart:bar" chart:style-name="ch1">
        <chart:plot-area chart:style-name="ch2" table:cell-range-address="Sheet1.A1:Sheet1.B38" chart:data-source-has-labels="column" svg:x="1.602cm" svg:y="1.735cm" svg:width="53.713cm" svg:height="17.481cm">
          <chartooo:coordinate-region svg:x="2.409cm" svg:y="1.934cm" svg:width="52.558cm" svg:height="16.237cm"/>
          <chart:axis chart:dimension="x" chart:name="primary-x" chart:style-name="ch3" chartooo:axis-type="auto">
            <chartooo:date-scale/>
            <chart:categories table:cell-range-address="Sheet1.A1:Sheet1.A3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38" chart:class="chart:bar">
            <chart:data-point chart:repeated="3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013/May/22 </text:p>
                <draw:g>
                  <svg:desc>Sheet1.A1:Sheet1.A38</svg:desc>
                </draw:g>
              </table:table-cell>
              <table:table-cell office:value-type="float" office:value="1">
                <text:p>1</text:p>
                <draw:g>
                  <svg:desc>Sheet1.B1:Sheet1.B38</svg:desc>
                </draw:g>
              </table:table-cell>
            </table:table-row>
            <table:table-row>
              <table:table-cell office:value-type="string">
                <text:p>2013/June/05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ne/06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3/June/10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3/June/11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3/June/12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ne/13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3/June/14 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3/June/15 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13/June/16 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3/June/17 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13/June/18 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13/June/19 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13/June/20 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013/June/21 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13/June/22 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3/June/23 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13/June/24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3/June/25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3/June/26 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3/June/27 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3/June/28 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3/June/29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3/June/30 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13/July/10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ly/11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3/July/15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ly/16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3/July/17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3/July/18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3/July/21 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3/July/22 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13/July/23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3/July/25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ly/26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ly/27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3/July/28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ly/30 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041cm" svg:height="18.516cm" xlink:href=".." xlink:type="simple" chart:class="chart:bar" chart:style-name="ch1">
        <chart:plot-area chart:style-name="ch2" table:cell-range-address="Sheet2.A1:Sheet2.B217" chart:data-source-has-labels="column" svg:x="1.07cm" svg:y="1.615cm" svg:width="28.731cm" svg:height="16.111cm">
          <chartooo:coordinate-region svg:x="2.293cm" svg:y="1.814cm" svg:width="27.143cm" svg:height="14.867cm"/>
          <chart:axis chart:dimension="x" chart:name="primary-x" chart:style-name="ch3" chartooo:axis-type="auto">
            <chartooo:date-scale/>
            <chart:categories table:cell-range-address="Sheet2.A1:Sheet2.A2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1:Sheet2.B217" chart:class="chart:bar">
            <chart:data-point chart:repeated="2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013/May/22 16 </text:p>
                <draw:g>
                  <svg:desc>Sheet2.A1:Sheet2.A217</svg:desc>
                </draw:g>
              </table:table-cell>
              <table:table-cell office:value-type="float" office:value="1">
                <text:p>1</text:p>
                <draw:g>
                  <svg:desc>Sheet2.B1:Sheet2.B217</svg:desc>
                </draw:g>
              </table:table-cell>
            </table:table-row>
            <table:table-row>
              <table:table-cell office:value-type="string">
                <text:p>2013/June/05 18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ne/06 14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3/June/10 18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ne/10 19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ne/10 20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ne/11 17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ne/11 19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ne/11 20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ne/12 10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ne/13 11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3/June/13 12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ne/13 13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ne/13 14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ne/13 15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3/June/13 18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3/June/13 20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ne/13 21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3/June/13 22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ne/14 02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ne/14 10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ne/14 13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3/June/14 14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3/June/14 15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3/June/14 16 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3/June/14 18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3/June/14 19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3/June/14 21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ne/15 13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ne/15 14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ne/15 15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3/June/15 16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3/June/15 17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3/June/15 18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ne/15 21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ne/15 22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3/June/15 23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3/June/16 00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ne/16 09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3/June/16 10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3/June/16 12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ne/16 13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ne/16 15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3/June/16 16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3/June/16 17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3/June/16 18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3/June/16 19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3/June/16 20 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3/June/16 21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3/June/16 22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3/June/16 23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3/June/17 01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3/June/17 10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3/June/17 11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ne/17 12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3/June/17 13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ne/17 14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3/June/17 16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3/June/17 17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3/June/17 18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3/June/17 19 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3/June/17 20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3/June/17 21 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3/June/17 22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3/June/17 23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ne/18 12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ne/18 13 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3/June/18 14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3/June/18 15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3/June/18 16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3/June/18 17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ne/18 18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ne/18 19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3/June/18 20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3/June/18 22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3/June/18 23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3/June/19 00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3/June/19 01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3/June/19 10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ne/19 12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3/June/19 13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3/June/19 14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ne/19 15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3/June/19 16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3/June/19 17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3/June/19 18 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3/June/19 19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3/June/19 20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3/June/19 21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3/June/19 22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ne/19 23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ne/20 00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ne/20 01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3/June/20 02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ne/20 07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ne/20 09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3/June/20 10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3/June/20 11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3/June/20 12 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3/June/20 13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3/June/20 14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3/June/20 15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ne/20 16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3/June/20 17 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3/June/20 18 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3/June/20 19 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13/June/20 20 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13/June/20 21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3/June/20 22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3/June/20 23 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13/June/21 00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3/June/21 01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3/June/21 10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3/June/21 11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ne/21 12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3/June/21 13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3/June/21 14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3/June/21 15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3/June/21 17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3/June/21 18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3/June/21 19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3/June/21 20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ne/21 21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3/June/22 10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3/June/22 12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3/June/22 15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3/June/22 16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3/June/22 17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3/June/22 18 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3/June/22 19 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13/June/22 20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3/June/22 21 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3/June/22 22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3/June/22 23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3/June/23 11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3/June/23 13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3/June/23 14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3/June/23 15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ne/23 16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ne/23 17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3/June/23 18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3/June/23 19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3/June/23 20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ne/23 22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ne/24 12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ne/24 20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3/June/25 12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ne/25 19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ne/26 11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3/June/26 13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ne/26 14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ne/26 16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3/June/26 17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3/June/26 18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3/June/26 19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3/June/26 20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3/June/26 21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3/June/26 22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3/June/26 23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3/June/27 11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3/June/27 13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3/June/27 14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3/June/27 15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3/June/27 16 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3/June/27 17 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3/June/27 18 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3/June/27 19 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3/June/27 20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3/June/28 13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ne/28 14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ne/28 19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3/June/28 20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3/June/29 13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ne/29 15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ne/29 16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3/June/29 18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ne/29 19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ne/30 12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3/June/30 13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3/June/30 14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3/June/30 15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3/June/30 16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3/June/30 17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3/June/30 18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3/June/30 19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ne/30 20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3/June/30 21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3/June/30 22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3/June/30 23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ly/10 15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ly/11 10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ly/11 17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ly/15 17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ly/16 14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3/July/16 16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ly/16 17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ly/17 13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3/July/17 16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ly/17 17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ly/17 18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3/July/18 12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3/July/21 12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3/July/21 13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ly/21 15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3/July/22 13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ly/22 18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3/July/22 19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3/July/22 20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ly/22 21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3/July/22 22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3/July/23 11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3/July/25 13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ly/26 20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ly/27 15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ly/27 17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ly/28 19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July/30 11 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